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015f" officeooo:paragraph-rsid="001701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les</text:p>
      <text:p text:style-name="P1">Evolution de la difficultée</text:p>
      <text:p text:style-name="P1">Explication détaillée des maths (calculs des trajectoires, … mécanisme en généra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08:09:30.264494928</meta:creation-date>
    <dc:date>2018-11-20T08:16:09.608756895</dc:date>
    <meta:editing-duration>PT6M42S</meta:editing-duration>
    <meta:editing-cycles>1</meta:editing-cycles>
    <meta:document-statistic meta:table-count="0" meta:image-count="0" meta:object-count="0" meta:page-count="1" meta:paragraph-count="3" meta:word-count="16" meta:character-count="115" meta:non-whitespace-character-count="102"/>
    <meta:generator>LibreOffice/6.0.3.2$Linux_X86_64 LibreOffice_project/00m0$Build-2</meta:generator>
  </office:meta>
</office:document-meta>
</file>